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vg:panose-1="0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TableColumn2" style:family="table-column">
      <style:table-column-properties style:column-width="3.1666in"/>
    </style:style>
    <style:style style:name="TableColumn3" style:family="table-column">
      <style:table-column-properties style:column-width="3.1701in"/>
    </style:style>
    <style:style style:name="Table1" style:family="table" style:master-page-name="MP0">
      <style:table-properties style:width="6.3368in" fo:margin-left="0.0381in" table:align="left"/>
    </style:style>
    <style:style style:name="TableRow4" style:family="table-row">
      <style:table-row-properties style:min-row-height="0.0006in"/>
    </style:style>
    <style:style style:name="TableCell5" style:family="table-cell">
      <style:table-cell-properties fo:border="0.0034in solid #000000" fo:background-color="#FFFFFF" style:vertical-align="middle" fo:padding-top="0in" fo:padding-left="0.0375in" fo:padding-bottom="0in" fo:padding-right="0.0375in"/>
    </style:style>
    <style:style style:name="P6" style:parent-style-name="Normalny" style:family="paragraph">
      <style:paragraph-properties fo:break-before="page" fo:text-align="center" fo:margin-top="0.0784in" fo:margin-bottom="0.0784in" fo:line-height="100%"/>
      <style:text-properties style:font-name="Arial" style:font-name-asian="Arial" style:font-name-complex="Arial" fo:font-weight="bold" style:font-weight-asian="bold"/>
    </style:style>
    <style:style style:name="P7" style:parent-style-name="Normalny" style:family="paragraph">
      <style:paragraph-properties fo:text-align="center" fo:margin-top="0.0784in" fo:margin-bottom="0.0784in" fo:line-height="100%"/>
    </style:style>
    <style:style style:name="T8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ableRow9" style:family="table-row">
      <style:table-row-properties style:min-row-height="0.0006in"/>
    </style:style>
    <style:style style:name="TableCell10" style:family="table-cell">
      <style:table-cell-properties fo:border="0.0034in solid #000000" fo:background-color="#FFFFFF" fo:padding-top="0in" fo:padding-left="0.0375in" fo:padding-bottom="0in" fo:padding-right="0.0375in"/>
    </style:style>
    <style:style style:name="P11" style:parent-style-name="Normalny" style:family="paragraph">
      <style:paragraph-properties fo:text-align="center" fo:margin-top="0.0784in" fo:margin-bottom="0.0784in" fo:line-height="100%"/>
    </style:style>
    <style:style style:name="T12" style:parent-style-name="Domyślnaczcionkaakapitu" style:family="text">
      <style:text-properties style:font-name="Arial" style:font-name-asian="Arial" style:font-name-complex="Arial" fo:font-size="14pt" style:font-size-asian="14pt"/>
    </style:style>
    <style:style style:name="TableRow13" style:family="table-row">
      <style:table-row-properties style:min-row-height="0.0006in"/>
    </style:style>
    <style:style style:name="TableCell14" style:family="table-cell">
      <style:table-cell-properties fo:border="0.0034in solid #000000" fo:background-color="#FFFFFF" style:vertical-align="middle" fo:padding-top="0in" fo:padding-left="0.0375in" fo:padding-bottom="0in" fo:padding-right="0.0375in"/>
    </style:style>
    <style:style style:name="P15" style:parent-style-name="Normalny" style:family="paragraph">
      <style:paragraph-properties fo:text-align="center" fo:margin-top="0.0395in" fo:margin-bottom="0.0395in" fo:line-height="100%"/>
    </style:style>
    <style:style style:name="T16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ell17" style:family="table-cell">
      <style:table-cell-properties fo:border="0.0034in solid #000000" fo:background-color="#FFFFFF" style:vertical-align="middle" fo:padding-top="0in" fo:padding-left="0.0375in" fo:padding-bottom="0in" fo:padding-right="0.0375in"/>
    </style:style>
    <style:style style:name="P18" style:parent-style-name="Normalny" style:family="paragraph">
      <style:paragraph-properties fo:text-align="center" fo:margin-top="0.0395in" fo:margin-bottom="0.0395in" fo:line-height="100%"/>
    </style:style>
    <style:style style:name="T19" style:parent-style-name="Domyślnaczcionkaakapitu" style:family="text">
      <style:text-properties style:font-name="Times New Roman" style:font-name-asian="Times New Roman" style:font-name-complex="Times New Roman"/>
    </style:style>
    <style:style style:name="T20" style:parent-style-name="Domyślnaczcionkaakapitu" style:family="text">
      <style:text-properties style:font-name="Times New Roman" style:font-name-asian="Times New Roman" style:font-name-complex="Times New Roman" fo:font-weight="bold" style:font-weight-asian="bold"/>
    </style:style>
    <style:style style:name="P21" style:parent-style-name="Normalny" style:family="paragraph">
      <style:paragraph-properties fo:text-align="center" fo:margin-top="0.0395in" fo:margin-bottom="0.0395in" fo:line-height="100%"/>
    </style:style>
    <style:style style:name="T22" style:parent-style-name="Domyślnaczcionkaakapitu" style:family="text">
      <style:text-properties style:font-name="Times New Roman" style:font-name-asian="Times New Roman" style:font-name-complex="Times New Roman"/>
    </style:style>
    <style:style style:name="T23" style:parent-style-name="Domyślnaczcionkaakapitu" style:family="text">
      <style:text-properties style:font-name="Times New Roman" style:font-name-asian="Times New Roman" style:font-name-complex="Times New Roman" fo:font-weight="bold" style:font-weight-asian="bold"/>
    </style:style>
    <style:style style:name="TableRow24" style:family="table-row">
      <style:table-row-properties style:min-row-height="0.0006in"/>
    </style:style>
    <style:style style:name="TableCell25" style:family="table-cell">
      <style:table-cell-properties fo:border="0.0034in solid #000000" fo:background-color="#FFFFFF" style:vertical-align="middle" fo:padding-top="0in" fo:padding-left="0.0375in" fo:padding-bottom="0in" fo:padding-right="0.0375in"/>
    </style:style>
    <style:style style:name="P26" style:parent-style-name="Normalny" style:family="paragraph">
      <style:paragraph-properties fo:text-align="center" fo:margin-top="0.0395in" fo:margin-bottom="0.0395in" fo:line-height="100%">
        <style:tab-stops>
          <style:tab-stop style:type="right" style:position="2.1562in"/>
        </style:tab-stops>
      </style:paragraph-properties>
    </style:style>
    <style:style style:name="T27" style:parent-style-name="Domyślnaczcionkaakapitu" style:family="text">
      <style:text-properties style:font-name="Times New Roman" style:font-name-asian="Times New Roman" style:font-name-complex="Times New Roman" fo:font-size="9pt" style:font-size-asian="9pt"/>
    </style:style>
    <style:style style:name="T28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ize="9pt" style:font-size-asian="9pt"/>
    </style:style>
    <style:style style:name="TableCell29" style:family="table-cell">
      <style:table-cell-properties fo:border="0.0034in solid #000000" fo:background-color="#FFFFFF" style:vertical-align="middle" fo:padding-top="0in" fo:padding-left="0.0375in" fo:padding-bottom="0in" fo:padding-right="0.0375in"/>
    </style:style>
    <style:style style:name="P30" style:parent-style-name="Normalny" style:family="paragraph">
      <style:paragraph-properties fo:text-align="center" fo:margin-top="0.0395in" fo:margin-bottom="0.0395in" fo:line-height="100%"/>
    </style:style>
    <style:style style:name="T31" style:parent-style-name="Domyślnaczcionkaakapitu" style:family="text">
      <style:text-properties style:font-name="Times New Roman" style:font-name-asian="Times New Roman" style:font-name-complex="Times New Roman" fo:font-size="9pt" style:font-size-asian="9pt"/>
    </style:style>
    <style:style style:name="T32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ize="9pt" style:font-size-asian="9pt"/>
    </style:style>
    <style:style style:name="P33" style:parent-style-name="Akapitzlistą" style:list-style-name="LFO2" style:family="paragraph">
      <style:paragraph-properties fo:line-height="100%"/>
      <style:text-properties fo:font-weight="bold" style:font-weight-asian="bold" fo:font-size="16pt" style:font-size-asian="16pt"/>
    </style:style>
    <style:style style:name="P34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35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36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37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38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39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0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1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2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3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4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5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6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7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8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49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0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1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2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3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4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5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6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7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8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59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0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1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2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3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4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5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6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7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8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69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0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1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2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3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4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5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6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7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8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79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0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1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2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3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4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5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6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7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8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89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90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91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92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93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94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95" style:parent-style-name="Normalny" style:family="paragraph">
      <style:paragraph-properties fo:line-height="100%" fo:margin-left="0.25in">
        <style:tab-stops/>
      </style:paragraph-properties>
      <style:text-properties fo:font-size="12pt" style:font-size-asian="12pt"/>
    </style:style>
    <style:style style:name="P96" style:parent-style-name="Akapitzlistą" style:list-style-name="LFO2" style:family="paragraph">
      <style:paragraph-properties fo:line-height="100%"/>
      <style:text-properties fo:font-weight="bold" style:font-weight-asian="bold" fo:font-size="16pt" style:font-size-asian="16pt"/>
    </style:style>
    <style:style style:name="P97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98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99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100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101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102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103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104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105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106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107" style:parent-style-name="Akapitzlistą" style:family="paragraph">
      <style:paragraph-properties fo:line-height="100%" fo:margin-left="0.75in">
        <style:tab-stops/>
      </style:paragraph-properties>
      <style:text-properties fo:font-size="12pt" style:font-size-asian="12pt"/>
    </style:style>
    <style:style style:name="P108" style:parent-style-name="Akapitzlistą" style:list-style-name="LFO2" style:family="paragraph">
      <style:text-properties fo:font-weight="bold" style:font-weight-asian="bold" fo:font-size="16pt" style:font-size-asian="16pt"/>
    </style:style>
    <style:style style:name="P109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110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11" style:parent-style-name="Akapitzlistą" style:family="paragraph">
      <style:paragraph-properties fo:margin-left="0.75in">
        <style:tab-stops/>
      </style:paragraph-properties>
    </style:style>
    <style:style style:name="T112" style:parent-style-name="Domyślnaczcionkaakapitu" style:family="text">
      <style:text-properties fo:font-size="12pt" style:font-size-asian="12pt"/>
    </style:style>
    <style:style style:name="T113" style:parent-style-name="Domyślnaczcionkaakapitu" style:family="text">
      <style:text-properties fo:font-size="12pt" style:font-size-asian="12pt"/>
    </style:style>
    <style:style style:name="T114" style:parent-style-name="Domyślnaczcionkaakapitu" style:family="text">
      <style:text-properties fo:font-size="12pt" style:font-size-asian="12pt"/>
    </style:style>
    <style:style style:name="T115" style:parent-style-name="Domyślnaczcionkaakapitu" style:family="text">
      <style:text-properties fo:font-size="12pt" style:font-size-asian="12pt"/>
    </style:style>
    <style:style style:name="T116" style:parent-style-name="Domyślnaczcionkaakapitu" style:family="text">
      <style:text-properties fo:font-size="12pt" style:font-size-asian="12pt"/>
    </style:style>
    <style:style style:name="T117" style:parent-style-name="Domyślnaczcionkaakapitu" style:family="text">
      <style:text-properties fo:font-size="12pt" style:font-size-asian="12pt"/>
    </style:style>
    <style:style style:name="T118" style:parent-style-name="Domyślnaczcionkaakapitu" style:family="text">
      <style:text-properties fo:font-size="12pt" style:font-size-asian="12pt"/>
    </style:style>
    <style:style style:name="T119" style:parent-style-name="Domyślnaczcionkaakapitu" style:family="text">
      <style:text-properties style:font-name="Liberation Serif" style:font-name-asian="Liberation Serif" style:font-name-complex="Liberation Serif"/>
    </style:style>
    <style:style style:name="T120" style:parent-style-name="Domyślnaczcionkaakapitu" style:family="text">
      <style:text-properties style:font-name="Liberation Serif" style:font-name-asian="Liberation Serif" style:font-name-complex="Liberation Serif"/>
    </style:style>
    <style:style style:name="T121" style:parent-style-name="Domyślnaczcionkaakapitu" style:family="text">
      <style:text-properties style:font-name="Liberation Serif" style:font-name-asian="Liberation Serif" style:font-name-complex="Liberation Serif"/>
    </style:style>
    <style:style style:name="T122" style:parent-style-name="Domyślnaczcionkaakapitu" style:family="text">
      <style:text-properties style:font-name="Liberation Serif" style:font-name-asian="Liberation Serif" style:font-name-complex="Liberation Serif"/>
    </style:style>
    <style:style style:name="P123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24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25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26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27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28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29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30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31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32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133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34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35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36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37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38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39" style:parent-style-name="Akapitzlistą" style:family="paragraph">
      <style:paragraph-properties fo:margin-left="0.75in">
        <style:tab-stops/>
      </style:paragraph-properties>
    </style:style>
    <style:style style:name="T140" style:parent-style-name="Domyślnaczcionkaakapitu" style:family="text">
      <style:text-properties style:font-name="Liberation Serif" style:font-name-asian="Liberation Serif" style:font-name-complex="Liberation Serif"/>
    </style:style>
    <style:style style:name="P141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42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143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44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45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46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47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48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49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0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1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2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3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4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5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6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7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8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59" style:parent-style-name="Akapitzlistą" style:family="paragraph">
      <style:paragraph-properties fo:margin-left="0.75in">
        <style:tab-stops/>
      </style:paragraph-properties>
    </style:style>
    <style:style style:name="T160" style:parent-style-name="Domyślnaczcionkaakapitu" style:family="text">
      <style:text-properties style:font-name="Liberation Serif" style:font-name-asian="Liberation Serif" style:font-name-complex="Liberation Serif"/>
    </style:style>
    <style:style style:name="P161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62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163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164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165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166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67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68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69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70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71" style:parent-style-name="Akapitzlistą" style:family="paragraph">
      <style:paragraph-properties fo:margin-left="0.75in" fo:text-indent="0.2333in">
        <style:tab-stops/>
      </style:paragraph-properties>
      <style:text-properties fo:font-size="12pt" style:font-size-asian="12pt"/>
    </style:style>
    <style:style style:name="P172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73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74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75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76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77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78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79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80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81" style:parent-style-name="Akapitzlistą" style:family="paragraph">
      <style:paragraph-properties fo:margin-left="0.75in">
        <style:tab-stops/>
      </style:paragraph-properties>
    </style:style>
    <style:style style:name="T182" style:parent-style-name="Domyślnaczcionkaakapitu" style:family="text">
      <style:text-properties fo:font-weight="bold" style:font-weight-asian="bold" fo:font-size="14pt" style:font-size-asian="14pt"/>
    </style:style>
    <style:style style:name="T183" style:parent-style-name="Domyślnaczcionkaakapitu" style:family="text">
      <style:text-properties fo:font-weight="bold" style:font-weight-asian="bold" fo:font-size="14pt" style:font-size-asian="14pt"/>
    </style:style>
    <style:style style:name="P184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85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86" style:parent-style-name="Akapitzlistą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87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8" style:parent-style-name="Domyślnaczcionkaakapitu" style:family="text">
      <style:text-properties style:font-name="Courier New" style:font-name-asian="Courier New" style:font-name-complex="Courier New" fo:font-weight="bold" style:font-weight-asian="bold" fo:color="#204A87" fo:font-size="9pt" style:font-size-asian="9pt"/>
    </style:style>
    <style:style style:name="T189" style:parent-style-name="Domyślnaczcionkaakapitu" style:family="text">
      <style:text-properties style:font-name="Courier New" style:font-name-asian="Courier New" style:font-name-complex="Courier New" fo:font-weight="bold" style:font-weight-asian="bold" fo:color="#204A87" fo:font-size="9pt" style:font-size-asian="9pt"/>
    </style:style>
    <style:style style:name="T190" style:parent-style-name="Domyślnaczcionkaakapitu" style:family="text">
      <style:text-properties style:font-name-asian="Courier New" style:font-name-complex="Calibri" fo:font-size="12pt" style:font-size-asian="12pt" style:font-size-complex="12pt"/>
    </style:style>
    <style:style style:name="P191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192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193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194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195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196" style:parent-style-name="Akapitzlistą" style:family="paragraph">
      <style:paragraph-properties fo:margin-left="0.75in">
        <style:tab-stops/>
      </style:paragraph-properties>
      <style:text-properties style:font-name-asian="Courier New" style:font-name-complex="Calibri" fo:font-size="12pt" style:font-size-asian="12pt" style:font-size-complex="12pt"/>
    </style:style>
    <style:style style:name="P197" style:parent-style-name="Akapitzlistą" style:family="paragraph">
      <style:paragraph-properties fo:margin-left="0.75in">
        <style:tab-stops/>
      </style:paragraph-properties>
      <style:text-properties style:font-name="Courier New" style:font-name-asian="Courier New" style:font-name-complex="Courier New" fo:font-size="12pt" style:font-size-asian="12pt" style:font-size-complex="12pt"/>
    </style:style>
    <style:style style:name="P198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199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200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201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202" style:parent-style-name="Akapitzlistą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03" style:parent-style-name="Akapitzlistą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04" style:parent-style-name="Akapitzlistą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05" style:parent-style-name="Akapitzlistą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06" style:parent-style-name="Akapitzlistą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07" style:parent-style-name="Akapitzlistą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208" style:parent-style-name="Normalny" style:family="paragraph">
      <style:paragraph-properties fo:margin-bottom="0in" fo:margin-left="0.6361in">
        <style:tab-stops>
          <style:tab-stop style:type="left" style:position="0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</style:tab-stops>
      </style:paragraph-properties>
    </style:style>
    <style:style style:name="T209" style:parent-style-name="Domyślnaczcionkaakapitu" style:family="text">
      <style:text-properties fo:font-weight="bold" style:font-weight-asian="bold" fo:font-size="14pt" style:font-size-asian="14pt"/>
    </style:style>
    <style:style style:name="T210" style:parent-style-name="Domyślnaczcionkaakapitu" style:family="text">
      <style:text-properties fo:font-weight="bold" style:font-weight-asian="bold" fo:font-size="14pt" style:font-size-asian="14pt"/>
    </style:style>
    <style:style style:name="P211" style:parent-style-name="Normalny" style:family="paragraph">
      <style:paragraph-properties fo:margin-bottom="0in" fo:margin-left="0.6361in">
        <style:tab-stops>
          <style:tab-stop style:type="left" style:position="0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212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213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alibri" style:font-name-complex="Calibri" fo:font-size="12pt" style:font-size-asian="12pt" style:font-size-complex="12pt"/>
    </style:style>
    <style:style style:name="P214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215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216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217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218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alibri" style:font-name-complex="Calibri" fo:font-size="12pt" style:font-size-asian="12pt" style:font-size-complex="12pt"/>
    </style:style>
    <style:style style:name="P219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 fo:font-size="12pt" style:font-size-asian="12pt" style:font-size-complex="12pt"/>
    </style:style>
    <style:style style:name="P220" style:parent-style-name="Akapitzlistą" style:family="paragraph">
      <style:paragraph-properties fo:margin-left="0.75in">
        <style:tab-stops/>
      </style:paragraph-properties>
      <style:text-properties style:font-name-asian="Courier New" style:font-name-complex="Calibri" fo:font-size="12pt" style:font-size-asian="12pt" style:font-size-complex="12pt"/>
    </style:style>
    <style:style style:name="P221" style:parent-style-name="Akapitzlistą" style:family="paragraph">
      <style:paragraph-properties fo:margin-left="0.75in">
        <style:tab-stops/>
      </style:paragraph-properties>
      <style:text-properties style:font-name-asian="Courier New" style:font-name-complex="Calibri" fo:font-size="12pt" style:font-size-asian="12pt" style:font-size-complex="12pt"/>
    </style:style>
    <style:style style:name="P222" style:parent-style-name="Akapitzlistą" style:family="paragraph">
      <style:paragraph-properties fo:margin-left="0.75in">
        <style:tab-stops/>
      </style:paragraph-properties>
    </style:style>
    <style:style style:name="T223" style:parent-style-name="Domyślnaczcionkaakapitu" style:family="text">
      <style:text-properties style:font-name="Liberation Serif" style:font-name-asian="Liberation Serif" style:font-name-complex="Liberation Serif"/>
    </style:style>
    <style:style style:name="T224" style:parent-style-name="Domyślnaczcionkaakapitu" style:family="text">
      <style:text-properties style:font-name-asian="Courier New" style:font-name-complex="Calibri" style:font-size-complex="12pt"/>
    </style:style>
    <style:style style:name="P225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226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227" style:parent-style-name="Akapitzlistą" style:family="paragraph">
      <style:paragraph-properties fo:margin-left="0.75in">
        <style:tab-stops/>
      </style:paragraph-properties>
      <style:text-properties style:font-name="Liberation Serif" style:font-name-asian="Liberation Serif" style:font-name-complex="Liberation Serif"/>
    </style:style>
    <style:style style:name="P228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29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0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1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2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3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4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5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6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7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8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39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0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1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2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3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4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5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6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7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8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49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0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1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2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3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4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5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6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7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8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59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0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1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2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3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4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5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6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7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8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69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0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1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2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3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4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5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6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7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8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79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0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1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2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3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4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5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6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7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8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89" style:parent-style-name="Normalny" style:family="paragraph">
      <style:paragraph-properties style:vertical-align="top" fo:margin-bottom="0in" fo:line-height="100%" fo:margin-left="0.4916in" fo:background-color="#FFFFFF">
        <style:tab-stops/>
      </style:paragraph-properties>
      <style:text-properties style:font-name="Consolas" style:font-name-asian="Times New Roman" style:font-name-complex="Times New Roman" fo:color="#333333" fo:font-size="9pt" style:font-size-asian="9pt" style:font-size-complex="9pt"/>
    </style:style>
    <style:style style:name="P290" style:parent-style-name="Akapitzlistą" style:family="paragraph">
      <style:paragraph-properties fo:margin-left="0.75in">
        <style:tab-stops/>
      </style:paragraph-properties>
      <style:text-properties style:font-name-complex="Calibri" style:font-size-complex="12pt"/>
    </style:style>
    <style:style style:name="P291" style:parent-style-name="Akapitzlistą" style:family="paragraph">
      <style:paragraph-properties fo:margin-left="0.75in">
        <style:tab-stops/>
      </style:paragraph-properties>
      <style:text-properties style:font-name-complex="Calibri" style:font-size-complex="12pt"/>
    </style:style>
    <style:style style:name="P292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293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294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295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296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297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298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299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300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301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302" style:parent-style-name="Akapitzlistą" style:family="paragraph">
      <style:paragraph-properties fo:margin-left="0.75in">
        <style:tab-stops/>
      </style:paragraph-properties>
      <style:text-properties fo:font-weight="bold" style:font-weight-asian="bold" fo:font-size="14pt" style:font-size-asian="14pt"/>
    </style:style>
    <style:style style:name="P303" style:parent-style-name="Normalny" style:family="paragraph">
      <style:paragraph-properties fo:margin-bottom="0in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-asian="Courier New" style:font-name-complex="Calibri"/>
    </style:style>
    <style:style style:name="P304" style:parent-style-name="Normalny" style:family="paragraph">
      <style:paragraph-properties fo:margin-bottom="0in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-asian="Courier New" style:font-name-complex="Calibri"/>
    </style:style>
    <style:style style:name="P305" style:parent-style-name="Normalny" style:family="paragraph">
      <style:paragraph-properties fo:margin-bottom="0in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-asian="Courier New" style:font-name-complex="Calibri"/>
    </style:style>
    <style:style style:name="P306" style:parent-style-name="Normalny" style:family="paragraph">
      <style:paragraph-properties fo:margin-bottom="0in" fo:margin-left="0.75in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-asian="Courier New" style:font-name-complex="Calibri"/>
    </style:style>
    <style:style style:name="P307" style:parent-style-name="Normalny" style:family="paragraph">
      <style:paragraph-properties fo:margin-bottom="0in" fo:margin-left="0.1138in">
        <style:tab-stops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  <style:tab-stop style:type="left" style:position="10.0638in"/>
        </style:tab-stops>
      </style:paragraph-properties>
      <style:text-properties style:font-name-asian="Calibri" style:font-name-complex="Calibri" fo:font-size="14pt" style:font-size-asian="14pt"/>
    </style:style>
    <style:style style:name="P308" style:parent-style-name="Normalny" style:family="paragraph">
      <style:paragraph-properties fo:margin-bottom="0in" fo:margin-left="0.1138in">
        <style:tab-stops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  <style:tab-stop style:type="left" style:position="10.0638in"/>
        </style:tab-stops>
      </style:paragraph-properties>
      <style:text-properties style:font-name-asian="Calibri" style:font-name-complex="Calibri" fo:font-size="14pt" style:font-size-asian="14pt"/>
    </style:style>
    <style:style style:name="P309" style:parent-style-name="Normalny" style:family="paragraph">
      <style:paragraph-properties fo:margin-bottom="0in" fo:margin-left="0.1138in">
        <style:tab-stops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  <style:tab-stop style:type="left" style:position="10.0638in"/>
        </style:tab-stops>
      </style:paragraph-properties>
      <style:text-properties style:font-name-asian="Courier New" style:font-name-complex="Calibri"/>
    </style:style>
    <style:style style:name="P310" style:parent-style-name="Normalny" style:family="paragraph">
      <style:paragraph-properties fo:margin-bottom="0in" fo:margin-left="0.1138in">
        <style:tab-stops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  <style:tab-stop style:type="left" style:position="10.0638in"/>
        </style:tab-stops>
      </style:paragraph-properties>
      <style:text-properties style:font-name-asian="Courier New" style:font-name-complex="Calibri"/>
    </style:style>
    <style:style style:name="P311" style:parent-style-name="Normalny" style:family="paragraph">
      <style:paragraph-properties fo:margin-bottom="0in" fo:margin-left="0.1138in">
        <style:tab-stops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  <style:tab-stop style:type="left" style:position="10.0638in"/>
        </style:tab-stops>
      </style:paragraph-properties>
      <style:text-properties style:font-name-asian="Courier New" style:font-name-complex="Calibri"/>
    </style:style>
    <style:style style:name="P312" style:parent-style-name="Normalny" style:family="paragraph">
      <style:paragraph-properties fo:margin-bottom="0in" fo:margin-left="0.1138in">
        <style:tab-stops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  <style:tab-stop style:type="left" style:position="10.0638in"/>
        </style:tab-stops>
      </style:paragraph-properties>
    </style:style>
    <style:style style:name="T313" style:parent-style-name="Domyślnaczcionkaakapitu" style:family="text">
      <style:text-properties style:font-name-asian="Calibri" style:font-name-complex="Calibri" fo:font-size="14pt" style:font-size-asian="14pt"/>
    </style:style>
    <style:style style:name="T314" style:parent-style-name="Domyślnaczcionkaakapitu" style:family="text">
      <style:text-properties style:font-name-asian="Calibri" style:font-name-complex="Calibri" fo:font-size="14pt" style:font-size-asian="14pt"/>
    </style:style>
    <style:style style:name="T315" style:parent-style-name="Domyślnaczcionkaakapitu" style:family="text">
      <style:text-properties style:font-name-asian="Calibri" style:font-name-complex="Calibri" fo:font-size="12pt" style:font-size-asian="12pt"/>
    </style:style>
    <style:style style:name="T316" style:parent-style-name="Domyślnaczcionkaakapitu" style:family="text">
      <style:text-properties style:font-name-asian="Calibri" style:font-name-complex="Calibri" fo:font-size="12pt" style:font-size-asian="12pt"/>
    </style:style>
    <style:style style:name="P317" style:parent-style-name="Normalny" style:family="paragraph">
      <style:paragraph-properties fo:margin-bottom="0in" fo:margin-left="0.1138in">
        <style:tab-stops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  <style:tab-stop style:type="left" style:position="10.0638in"/>
        </style:tab-stops>
      </style:paragraph-properties>
    </style:style>
    <style:style style:name="T318" style:parent-style-name="Domyślnaczcionkaakapitu" style:family="text">
      <style:text-properties style:font-name-asian="Calibri" style:font-name-complex="Calibri" fo:font-size="12pt" style:font-size-asian="12pt"/>
    </style:style>
    <style:style style:name="T319" style:parent-style-name="Domyślnaczcionkaakapitu" style:family="text">
      <style:text-properties style:font-name-asian="Calibri" style:font-name-complex="Calibri" fo:font-size="12pt" style:font-size-asian="12pt"/>
    </style:style>
    <style:style style:name="T320" style:parent-style-name="Domyślnaczcionkaakapitu" style:family="text">
      <style:text-properties style:font-name-asian="Courier New" style:font-name-complex="Calibri"/>
    </style:style>
    <style:style style:name="T321" style:parent-style-name="Domyślnaczcionkaakapitu" style:family="text">
      <style:text-properties style:font-name-asian="Courier New" style:font-name-complex="Calibri"/>
    </style:style>
    <style:style style:name="T322" style:parent-style-name="Domyślnaczcionkaakapitu" style:family="text">
      <style:text-properties style:font-name-asian="Courier New" style:font-name-complex="Calibri"/>
    </style:style>
    <style:style style:name="T323" style:parent-style-name="Domyślnaczcionkaakapitu" style:family="text">
      <style:text-properties style:font-name-asian="Courier New" style:font-name-complex="Calibri"/>
    </style:style>
    <style:style style:name="T324" style:parent-style-name="Domyślnaczcionkaakapitu" style:family="text">
      <style:text-properties style:font-name-asian="Courier New" style:font-name-complex="Calibri"/>
    </style:style>
    <style:style style:name="P325" style:parent-style-name="Normalny" style:family="paragraph">
      <style:paragraph-properties fo:margin-bottom="0in" fo:margin-left="0.1138in">
        <style:tab-stops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  <style:tab-stop style:type="left" style:position="10.0638in"/>
        </style:tab-stops>
      </style:paragraph-properties>
      <style:text-properties style:font-name-asian="Courier New" style:font-name-complex="Calibri"/>
    </style:style>
    <style:style style:name="P326" style:parent-style-name="Normalny" style:family="paragraph">
      <style:paragraph-properties fo:margin-left="0.6055in">
        <style:tab-stops/>
      </style:paragraph-properties>
      <style:text-properties style:font-name-asian="Courier New" style:font-name-complex="Calibri"/>
    </style:style>
    <style:style style:name="P327" style:parent-style-name="Normalny" style:family="paragraph">
      <style:paragraph-properties fo:margin-left="0.6055in">
        <style:tab-stops/>
      </style:paragraph-properties>
      <style:text-properties style:font-name-asian="Courier New" style:font-name-complex="Calibri"/>
    </style:style>
    <style:style style:name="P328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29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30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31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32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33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34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35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36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37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38" style:parent-style-name="Normalny" style:family="paragraph">
      <style:text-properties fo:font-weight="bold" style:font-weight-asian="bold" fo:font-size="14pt" style:font-size-asian="14pt"/>
    </style:style>
    <style:style style:name="P339" style:parent-style-name="Normalny" style:family="paragraph">
      <style:text-properties fo:font-weight="bold" style:font-weight-asian="bold" fo:font-size="14pt" style:font-size-asian="14pt"/>
    </style:style>
    <style:style style:name="P340" style:parent-style-name="Normalny" style:family="paragraph">
      <style:text-properties fo:font-weight="bold" style:font-weight-asian="bold" fo:font-size="14pt" style:font-size-asian="14pt"/>
    </style:style>
    <style:style style:name="P341" style:parent-style-name="Normalny" style:family="paragraph">
      <style:text-properties fo:font-weight="bold" style:font-weight-asian="bold" fo:font-size="14pt" style:font-size-asian="14pt"/>
    </style:style>
    <style:style style:name="P342" style:parent-style-name="Normalny" style:family="paragraph">
      <style:text-properties fo:font-weight="bold" style:font-weight-asian="bold" fo:font-size="14pt" style:font-size-asian="14pt"/>
    </style:style>
    <style:style style:name="P343" style:parent-style-name="Normalny" style:family="paragraph">
      <style:text-properties fo:font-weight="bold" style:font-weight-asian="bold" fo:font-size="14pt" style:font-size-asian="14pt"/>
    </style:style>
    <style:style style:name="P344" style:parent-style-name="Normalny" style:family="paragraph">
      <style:text-properties fo:font-weight="bold" style:font-weight-asian="bold" fo:font-size="14pt" style:font-size-asian="14pt"/>
    </style:style>
    <style:style style:name="P345" style:parent-style-name="Normalny" style:family="paragraph">
      <style:paragraph-properties fo:text-indent="0.4916in"/>
      <style:text-properties fo:font-weight="bold" style:font-weight-asian="bold" fo:font-size="14pt" style:font-size-asian="14pt"/>
    </style:style>
    <style:style style:name="P346" style:parent-style-name="Normalny" style:family="paragraph">
      <style:paragraph-properties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-asian="Courier New" style:font-name-complex="Calibri"/>
    </style:style>
    <style:style style:name="P347" style:parent-style-name="Normalny" style:family="paragraph">
      <style:paragraph-properties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-asian="Courier New" style:font-name-complex="Calibri"/>
    </style:style>
    <style:style style:name="P348" style:parent-style-name="Normalny" style:family="paragraph">
      <style:paragraph-properties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-asian="Courier New" style:font-name-complex="Calibri"/>
    </style:style>
    <style:style style:name="P349" style:parent-style-name="Normalny" style:family="paragraph">
      <style:paragraph-properties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-asian="Courier New" style:font-name-complex="Calibri"/>
    </style:style>
    <style:style style:name="P350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alibri" style:font-name-complex="Calibri" fo:font-size="14pt" style:font-size-asian="14pt"/>
    </style:style>
    <style:style style:name="P351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alibri" style:font-name-complex="Calibri" fo:font-size="14pt" style:font-size-asian="14pt"/>
    </style:style>
    <style:style style:name="P352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/>
    </style:style>
    <style:style style:name="P353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/>
    </style:style>
    <style:style style:name="P354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/>
    </style:style>
    <style:style style:name="P355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/>
    </style:style>
    <style:style style:name="P356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/>
    </style:style>
    <style:style style:name="P357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/>
    </style:style>
    <style:style style:name="P358" style:parent-style-name="Normalny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Courier New" style:font-name-complex="Calibri"/>
    </style:style>
    <style:style style:name="P359" style:parent-style-name="Normalny" style:family="paragraph">
      <style:paragraph-properties fo:margin-left="0.3472in">
        <style:tab-stops/>
      </style:paragraph-properties>
      <style:text-properties style:font-name-asian="Courier New" style:font-name-complex="Calibri"/>
    </style:style>
    <style:style style:name="P360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61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62" style:parent-style-name="Normalny" style:family="paragraph">
      <style:paragraph-properties fo:margin-left="0.6055in">
        <style:tab-stops/>
      </style:paragraph-properties>
      <style:text-properties style:font-name="Liberation Serif" style:font-name-asian="Liberation Serif" style:font-name-complex="Liberation Serif"/>
    </style:style>
    <style:style style:name="P363" style:parent-style-name="Normalny" style:family="paragraph">
      <style:paragraph-properties fo:margin-left="0.6055in">
        <style:tab-stops/>
      </style:paragraph-properties>
      <style:text-properties style:font-name-asian="Courier New" style:font-name-complex="Calibri"/>
    </style:style>
    <style:style style:name="P364" style:parent-style-name="Normalny" style:family="paragraph">
      <style:paragraph-properties fo:margin-left="0.6055in">
        <style:tab-stops/>
      </style:paragraph-properties>
      <style:text-properties style:font-name-asian="Courier New" style:font-name-complex="Calibri"/>
    </style:style>
    <style:style style:name="P365" style:parent-style-name="Normalny" style:family="paragraph">
      <style:paragraph-properties fo:margin-left="0.6055in">
        <style:tab-stops/>
      </style:paragraph-properties>
      <style:text-properties style:font-name-asian="Courier New" style:font-name-complex="Calibri"/>
    </style:style>
    <style:style style:name="P366" style:parent-style-name="Normalny" style:family="paragraph">
      <style:paragraph-properties fo:margin-left="0.6055in">
        <style:tab-stops/>
      </style:paragraph-properties>
    </style:style>
    <style:style style:name="T367" style:parent-style-name="Domyślnaczcionkaakapitu" style:family="text">
      <style:text-properties style:font-name-asian="Courier New" style:font-name-complex="Calibri"/>
    </style:style>
    <style:style style:name="T368" style:parent-style-name="Domyślnaczcionkaakapitu" style:family="text">
      <style:text-properties style:font-name-asian="Courier New" style:font-name-complex="Calibri"/>
    </style:style>
    <style:style style:name="T369" style:parent-style-name="Domyślnaczcionkaakapitu" style:family="text">
      <style:text-properties style:font-name-asian="Courier New" style:font-name-complex="Calibri"/>
    </style:style>
    <style:style style:name="P370" style:parent-style-name="Normalny" style:family="paragraph">
      <style:paragraph-properties fo:text-indent="0.4916in"/>
      <style:text-properties fo:font-weight="bold" style:font-weight-asian="bold" fo:font-size="14pt" style:font-size-asian="14pt"/>
    </style:style>
    <style:style style:name="P371" style:parent-style-name="Normalny" style:family="paragraph">
      <style:paragraph-properties fo:text-indent="0.4916in"/>
      <style:text-properties fo:font-weight="bold" style:font-weight-asian="bold" fo:font-size="14pt" style:font-size-asian="14pt"/>
    </style:style>
    <style:style style:name="P372" style:parent-style-name="Normalny" style:family="paragraph">
      <style:paragraph-properties fo:text-indent="0.4916in"/>
      <style:text-properties fo:font-weight="bold" style:font-weight-asian="bold" fo:font-size="14pt" style:font-size-asian="14pt"/>
    </style:style>
    <style:style style:name="P373" style:parent-style-name="Normalny" style:family="paragraph">
      <style:text-properties style:font-name-complex="Calibri" fo:font-size="12pt" style:font-size-asian="12pt" style:font-size-complex="12pt"/>
    </style:style>
    <style:style style:name="P374" style:parent-style-name="Normalny" style:family="paragraph">
      <style:paragraph-properties fo:margin-left="0.4895in">
        <style:tab-stops/>
      </style:paragraph-properties>
      <style:text-properties style:font-name-complex="Calibri" fo:font-size="12pt" style:font-size-asian="12pt" style:font-size-complex="12pt"/>
    </style:style>
    <style:style style:name="P375" style:parent-style-name="Normalny" style:family="paragraph">
      <style:paragraph-properties fo:margin-left="0.4895in">
        <style:tab-stops/>
      </style:paragraph-properties>
    </style:style>
    <style:style style:name="T376" style:parent-style-name="Domyślnaczcionkaakapitu" style:family="text">
      <style:text-properties style:font-name-complex="Calibri" fo:font-size="12pt" style:font-size-asian="12pt" style:font-size-complex="12pt"/>
    </style:style>
    <style:style style:name="T377" style:parent-style-name="Domyślnaczcionkaakapitu" style:family="text">
      <style:text-properties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litechnika Świętokrzyska w Kielcach</text:p>
            <text:p text:style-name="P7"><text:span text:style-name="T8">Wydział Elektrotechniki, Automatyki i Informatyki</text:span></text:p>
          </table:table-cell>
          <table:covered-table-cell/>
        </table:table-row>
        <table:table-row table:style-name="TableRow9">
          <table:table-cell table:style-name="TableCell10" table:number-columns-spanned="2">
            <text:p text:style-name="P11"><text:span text:style-name="T12">Laboratorium: Programowanie Współbieżne</text:span></text:p>
          </table:table-cell>
          <table:covered-table-cell/>
        </table:table-row>
        <table:table-row table:style-name="TableRow13">
          <table:table-cell table:style-name="TableCell14">
            <text:p text:style-name="P15"><text:span text:style-name="T16">Podstawy systemu Linux</text:span></text:p>
          </table:table-cell>
          <table:table-cell table:style-name="TableCell17">
            <text:p text:style-name="P18"><text:span text:style-name="T19">Autor:<text:s/></text:span><text:span text:style-name="T20">Krzysztof Adamczyk</text:span></text:p>
            <text:p text:style-name="P21"><text:span text:style-name="T22">Grupa:<text:s/></text:span><text:span text:style-name="T23">3ID13A</text:span></text:p>
          </table:table-cell>
        </table:table-row>
        <table:table-row table:style-name="TableRow24">
          <table:table-cell table:style-name="TableCell25">
            <text:p text:style-name="P26"><text:span text:style-name="T27">Numer laboratorium:<text:s/></text:span><text:span text:style-name="T28">1</text:span></text:p>
          </table:table-cell>
          <table:table-cell table:style-name="TableCell29">
            <text:p text:style-name="P30"><text:span text:style-name="T31">Data wykonania:<text:s/></text:span><text:span text:style-name="T32">16.10.2017</text:span></text:p>
          </table:table-cell>
        </table:table-row>
      </table:table>
      <text:p text:style-name="Normalny"/>
      <text:list text:style-name="LFO2" text:continue-numbering="true">
        <text:list-item>
          <text:p text:style-name="P33">Wybrane komendy w systemie linux</text:p>
        </text:list-item>
      </text:list>
      <text:p text:style-name="P34">apt-get<text:s/><text:tab/><text:tab/>Zarządzanie pakietami</text:p>
      <text:p text:style-name="P35">basename<text:tab/><text:tab/>Wyświetl nazwę pliku</text:p>
      <text:p text:style-name="P36">cd<text:tab/><text:tab/><text:tab/>Zmiana katalogu</text:p>
      <text:p text:style-name="P37">cp<text:tab/><text:tab/><text:tab/>Kopiowanie plików i katalogów</text:p>
      <text:p text:style-name="P38">clear<text:tab/><text:tab/>Czyszczenie okna termianala</text:p>
      <text:p text:style-name="P39">csplit<text:tab/><text:tab/>Rozdziel plik na kawałki</text:p>
      <text:p text:style-name="P40">cron<text:s/><text:tab/><text:tab/>Regularne uruchamianie programów</text:p>
      <text:p text:style-name="P41">chmod<text:tab/><text:tab/>Zmień prawa dostępu do pliku</text:p>
      <text:p text:style-name="P42">chown<text:s/><text:tab/><text:tab/>Zmień właściciela i grupę pliku</text:p>
      <text:p text:style-name="P43">chgrp<text:s/><text:tab/><text:tab/>Zmień grupę pliku</text:p>
      <text:p text:style-name="P44">cat<text:tab/><text:tab/><text:tab/>Połącz pliki i wyświetl zawartość na standardowe wyjście</text:p>
      <text:p text:style-name="P45">dpkg<text:s/><text:tab/><text:tab/>Instalowanie oprogramowania za pomocą menadżera pakietów</text:p>
      <text:p text:style-name="P46">dirname<text:s/><text:tab/><text:tab/>Wyświetl nazwę katalogu</text:p>
      <text:p text:style-name="P47">df<text:tab/><text:tab/><text:tab/>Wyświetl informacje o dostępnej przestrzeni dyskowej</text:p>
      <text:p text:style-name="P48">du<text:tab/><text:tab/><text:tab/>Ustal ile miejsca na dysku zajmuje plik</text:p>
      <text:p text:style-name="P49">echo<text:tab/><text:tab/>Wyświetlanie tekstu ze standardowego wejścia na standardowe wyjście</text:p>
      <text:p text:style-name="P50">env<text:s/><text:tab/><text:tab/>Uruchomienie programu ze zmienionym środowiskiem</text:p>
      <text:p text:style-name="P51">grep<text:s/><text:tab/><text:tab/>Wyświetlanie tekstu pasującego do wzorca</text:p>
      <text:p text:style-name="P52">groups<text:tab/><text:tab/>Wyświetlanie grup do których należy użytkownik</text:p>
      <text:p text:style-name="P53">head<text:tab/><text:tab/>Wyświetl początkową część pliku</text:p>
      <text:p text:style-name="P54">hostid<text:tab/><text:tab/>Wyświetlanie numerycznego indentyfikatora hosta</text:p>
      <text:soft-page-break/>
      <text:p text:style-name="P55">hostname<text:tab/><text:tab/>Wyświetlanie lub ustawienie nazwy hosta</text:p>
      <text:p text:style-name="P56">install<text:s/><text:tab/><text:tab/>Kopiuj plik i ustaw atrybuty</text:p>
      <text:p text:style-name="P57">kill<text:s/><text:tab/><text:tab/><text:tab/>Wysłanie sygnału (zakończenia) do procesu</text:p>
      <text:p text:style-name="P58">killall<text:s/><text:tab/><text:tab/>Zakończenie wszystkich procesów o podanej nazwie</text:p>
      <text:p text:style-name="P59">ls<text:tab/><text:tab/><text:tab/>Wyświetl zawartość folderu</text:p>
      <text:p text:style-name="P60">link<text:s/><text:tab/><text:tab/>Utwórz twarde dowiązanie (skrót)</text:p>
      <text:p text:style-name="P61">ln<text:s/><text:tab/><text:tab/><text:tab/>Utwórz dowiązanie (skrót)</text:p>
      <text:p text:style-name="P62">mv<text:tab/><text:tab/><text:tab/>Przenieś (zmień nazwę) plik lub katalog</text:p>
      <text:p text:style-name="P63">mkdir<text:tab/><text:tab/>Utwórz katalog</text:p>
      <text:p text:style-name="P64">mkfifo<text:s/><text:tab/><text:tab/>Utwórz FIFO</text:p>
      <text:p text:style-name="P65">man<text:tab/><text:tab/>Wyświetlanie pomocy za pośrednictwem elektronicznego podręcznika</text:p>
      <text:p text:style-name="P66">mknod<text:s/><text:tab/><text:tab/>Utwórz blok lub znak specjalny plików</text:p>
      <text:p text:style-name="P67">nl<text:tab/><text:tab/><text:tab/>Wyświetl zawartość pliku wraz z ponumerowanymi wierszami</text:p>
      <text:p text:style-name="P68">ps<text:s/><text:tab/><text:tab/><text:tab/>Wyświetlanie informacji o wszystkich procesach</text:p>
      <text:p text:style-name="P69">passwd<text:tab/><text:tab/>Zmiana hasła</text:p>
      <text:p text:style-name="P70">printf<text:s/><text:tab/><text:tab/>Sformatuj i wyświetl tekst</text:p>
      <text:p text:style-name="P71">pwd<text:tab/><text:tab/>Wyświetlanie bieżącego katalogu</text:p>
      <text:p text:style-name="P72">rm<text:tab/><text:tab/><text:tab/>Usuń plik lub katalog</text:p>
      <text:p text:style-name="P73">rmdir<text:tab/><text:tab/>Usuń pusty katalog</text:p>
      <text:p text:style-name="P74">reboot<text:s/><text:tab/><text:tab/>Restart systemu</text:p>
      <text:p text:style-name="P75">readlink<text:s/><text:tab/><text:tab/>Wyświetl na co wskazuje dowiązanie</text:p>
      <text:p text:style-name="P76">read<text:s/><text:tab/><text:tab/>Pobieranie tekstu ze standardowego wejścia</text:p>
      <text:p text:style-name="P77">split<text:tab/><text:tab/>Rozdziel plik na kawałki</text:p>
      <text:p text:style-name="P78">sudo<text:s/><text:tab/><text:tab/>Uruchomienie programu z uprawnieniami administratora</text:p>
      <text:p text:style-name="P79">su<text:tab/><text:tab/><text:tab/>Logowanie na konto innego użytkownika</text:p>
      <text:p text:style-name="P80">stat<text:tab/><text:tab/>Wyświetl status pliku lub systemu plików</text:p>
      <text:p text:style-name="P81">tail<text:tab/><text:tab/><text:tab/>Wyświetl końcową część pliku</text:p>
      <text:p text:style-name="P82">truncate<text:s/><text:tab/><text:tab/>Zmniejsz lub zwiększ rozmiar pliku</text:p>
      <text:soft-page-break/>
      <text:p text:style-name="P83">timeout<text:s/><text:tab/><text:tab/>Uruchomienie programu z limitem czasowym</text:p>
      <text:p text:style-name="P84">top<text:s/><text:tab/><text:tab/>Wyświetlanie informacji o najważniejszych procesach</text:p>
      <text:p text:style-name="P85">touch<text:s/><text:tab/><text:tab/>Zmień datę ostatniej modyfikacji, lub utwórz nowy plik</text:p>
      <text:p text:style-name="P86">users<text:tab/><text:tab/>Wyświetlalnie nazwy użytkowników aktualnie zalogowanych</text:p>
      <text:p text:style-name="P87">unlink<text:s/><text:tab/><text:tab/>Usuń dowiązanie</text:p>
      <text:p text:style-name="P88">uptime<text:tab/><text:tab/>Wyświetlanie informacji o tym jak długo system jest włączony</text:p>
      <text:p text:style-name="P89">useradd<text:tab/><text:tab/>Dodawanie konta użytkownika</text:p>
      <text:p text:style-name="P90">umask<text:tab/><text:tab/>Maskowanie uprawnień</text:p>
      <text:p text:style-name="P91">uname<text:tab/><text:tab/>Wyświetlanie informacji systemowych</text:p>
      <text:p text:style-name="P92">userdel<text:s/><text:tab/><text:tab/>Usuwanie konta użytkownika</text:p>
      <text:p text:style-name="P93">wc<text:tab/><text:tab/><text:tab/>Wyświetl nową linię, słowo i ilość bajtów dla każdego pliku</text:p>
      <text:p text:style-name="P94">watch<text:tab/><text:tab/>Monitorowanie wyniku polecenia</text:p>
      <text:p text:style-name="P95"/>
      <text:list text:style-name="LFO2" text:continue-numbering="true">
        <text:list-item>
          <text:p text:style-name="P96">Wybrane komendy w edytorze VIM</text:p>
        </text:list-item>
      </text:list>
      <text:p text:style-name="P97">- rozpoczęcie pisania:<text:s/>a,i,A,I,o,O</text:p>
      <text:p text:style-name="P98">- kończenie pisania: ESC</text:p>
      <text:p text:style-name="P99">- poruszanie się:<text:s/>strzałki, h,j,k,l,pgup,pgdwn,n,N,``,ma ~a</text:p>
      <text:p text:style-name="P100">- kasowanie: x, d, D</text:p>
      <text:p text:style-name="P101">- kopiowanie: y</text:p>
      <text:p text:style-name="P102">- wklejanie: p,P</text:p>
      <text:p text:style-name="P103">- szukanie:<text:s/>strzałki, h,j,k,l,pgup,pgdwn,n,N,``,ma ~a</text:p>
      <text:p text:style-name="P104">- zamienianie: cw, r</text:p>
      <text:p text:style-name="P105">- wychodzenie: q, q!, wq</text:p>
      <text:p text:style-name="P106">- ustawienia: :set {param}</text:p>
      <text:p text:style-name="P107"/>
      <text:list text:style-name="LFO2" text:continue-numbering="true">
        <text:list-item>
          <text:p text:style-name="P108">Zadania do samodzielnego wykonania</text:p>
        </text:list-item>
      </text:list>
      <text:p text:style-name="P109">Zadanie 3</text:p>
      <text:p text:style-name="P110">Wykonujemy polecenia:<text:line-break/>cp /etc/skel/.bashrc .bashrc</text:p>
      <text:p text:style-name="P111"><text:span text:style-name="T112">cp /etc/skel/.profile .</text:span><text:span text:style-name="T113"><text:s/></text:span><text:span text:style-name="T114">profile</text:span><text:span text:style-name="T115"><text:line-break/>Następnie otwieramy plik .bashrc w edytorze vim</text:span><text:span text:style-name="T116"><text:line-break/>vim .bashrc</text:span><text:span text:style-name="T117"><text:line-break/>Wpisujemy w pliku</text:span><text:span text:style-name="T118"><text:line-break/>export BLABLA =<text:s/></text:span><text:span text:style-name="T119">"</text:span><text:span text:style-name="T120">ala ma kota</text:span><text:span text:style-name="T121">"</text:span><text:span text:style-name="T122"><text:s/>– tworzymy zmienną</text:span></text:p>
      <text:soft-page-break/>
      <text:p text:style-name="P123">i wypisujemy ją za pomocą<text:line-break/>echo $BLABLA<text:line-break/>wynikiem będzie wypisanie ciągu<text:s/>"ala ma kota"</text:p>
      <text:p text:style-name="P124"/>
      <text:p text:style-name="P125">~$ cp /etc/skel/.bashrc .bashrc</text:p>
      <text:p text:style-name="P126">~$ cp /etc/skel/.profile .profile</text:p>
      <text:p text:style-name="P127">~$ vim .bashrc</text:p>
      <text:p text:style-name="P128">export<text:s/>BLABLA =<text:s/>"ala ma kota"</text:p>
      <text:p text:style-name="P129">~$ echo $BLABLA</text:p>
      <text:p text:style-name="P130">ala ma kota</text:p>
      <text:p text:style-name="P131"/>
      <text:p text:style-name="P132">Zadanie 4</text:p>
      <text:p text:style-name="P133">~$ mkdir<text:s/>A<text:s/>&amp;&amp; mkdir B &amp;&amp; cd A<text:line-break/>~$ mkdir AA &amp;&amp; mkdir BB &amp;&amp; cd AA<text:line-break/>~$ mkdir AAA &amp;&amp; mkdir BBB<text:line-break/>~$ cd ../../B</text:p>
      <text:p text:style-name="P134">~$ mkdir CC &amp;&amp; cd</text:p>
      <text:p text:style-name="P135">~$ cd A/AA/BBB</text:p>
      <text:p text:style-name="P136">~$ cd pwd</text:p>
      <text:p text:style-name="P137">~$ cd ../../../B/CC</text:p>
      <text:p text:style-name="P138">~$ cd ../ &amp;&amp; rmdir CC &amp;&amp; cd ../</text:p>
      <text:p text:style-name="P139"><text:span text:style-name="T140">~$ rm –rf A &amp;&amp; rm –rf B</text:span></text:p>
      <text:p text:style-name="P141"/>
      <text:p text:style-name="P142">Zadanie 6</text:p>
      <text:p text:style-name="P143">~$ ls &gt; plik.txt</text:p>
      <text:p text:style-name="P144">~$ more plik.txt</text:p>
      <text:p text:style-name="P145">Dokumenty</text:p>
      <text:p text:style-name="P146">Muzyka</text:p>
      <text:p text:style-name="P147">Obrazy</text:p>
      <text:p text:style-name="P148">Pobrane</text:p>
      <text:p text:style-name="P149">Plik.txt</text:p>
      <text:p text:style-name="P150">…</text:p>
      <text:p text:style-name="P151"/>
      <text:p text:style-name="P152">Rozmiar pliku 122 bajty</text:p>
      <text:p text:style-name="P153"/>
      <text:p text:style-name="P154">~$ ls &gt;&gt; plik.txt</text:p>
      <text:p text:style-name="P155">~$ cat plik.txt</text:p>
      <text:p text:style-name="P156"/>
      <text:p text:style-name="P157">Rozmiar pliku 244 bajty</text:p>
      <text:p text:style-name="P158"/>
      <text:p text:style-name="P159"><text:span text:style-name="T160">Rozmiar pliku z podwójnym przekierowanie wynika z tego że polecenie dopisuje do pliku a go nie czyści w porównaniu do pojedynczego przekierowania</text:span></text:p>
      <text:p text:style-name="P161"/>
      <text:p text:style-name="P162"/>
      <text:p text:style-name="P163"/>
      <text:p text:style-name="P164"/>
      <text:soft-page-break/>
      <text:p text:style-name="P165">Zadanie 10</text:p>
      <text:p text:style-name="P166"/>
      <text:p text:style-name="P167">#include &lt;stdio.h&gt;</text:p>
      <text:p text:style-name="P168"/>
      <text:p text:style-name="P169">Int main() {</text:p>
      <text:p text:style-name="P170"><text:tab/>puts(”Hello world”);</text:p>
      <text:p text:style-name="P171">return 0;</text:p>
      <text:p text:style-name="P172">}</text:p>
      <text:p text:style-name="P173"/>
      <text:p text:style-name="P174">Kompilacja:<text:line-break/>gcc zad10.c –o program10</text:p>
      <text:p text:style-name="P175"/>
      <text:p text:style-name="P176">Wykonanie:<text:line-break/>./program10</text:p>
      <text:p text:style-name="P177"/>
      <text:p text:style-name="P178">Wynik:</text:p>
      <text:p text:style-name="P179">Hello world</text:p>
      <text:p text:style-name="P180"/>
      <text:p text:style-name="P181"><text:span text:style-name="T182">Zadanie 11</text:span><text:span text:style-name="T183"><text:line-break/></text:span></text:p>
      <text:p text:style-name="P184">#include &lt;stdio.h&gt;</text:p>
      <text:p text:style-name="P185">#include &lt;string.h&gt;</text:p>
      <text:p text:style-name="P186"/>
      <text:p text:style-name="P187"><text:span text:style-name="T188"><text:tab/></text:span><text:span text:style-name="T189"><text:s text:c="2"/></text:span><text:span text:style-name="T190">int main(int argc, char **argv){</text:span></text:p>
      <text:p text:style-name="P191"><text:tab/><text:tab/>int i;</text:p>
      <text:p text:style-name="P192"><text:tab/><text:tab/>for(i = argc - 1; i &gt;= 0; i--) {</text:p>
      <text:p text:style-name="P193"><text:tab/><text:tab/><text:tab/>printf("%s\n", argv[i]);</text:p>
      <text:p text:style-name="P194"><text:tab/><text:tab/>}</text:p>
      <text:p text:style-name="P195"><text:tab/><text:tab/>return 0;</text:p>
      <text:p text:style-name="P196">}</text:p>
      <text:p text:style-name="P197"/>
      <text:p text:style-name="P198">~$ vim zad11.c</text:p>
      <text:p text:style-name="P199">~$ gcc zad11.c <text:s/>-o program11</text:p>
      <text:p text:style-name="P200">~$ ./program11<text:s/>ala ma kota a kot ma ale</text:p>
      <text:p text:style-name="P201">ale</text:p>
      <text:p text:style-name="P202">ma</text:p>
      <text:p text:style-name="P203">kot</text:p>
      <text:p text:style-name="P204">a</text:p>
      <text:p text:style-name="P205">kota</text:p>
      <text:p text:style-name="P206">ma</text:p>
      <text:p text:style-name="P207">ala</text:p>
      <text:soft-page-break/>
      <text:p text:style-name="P208"><text:span text:style-name="T209">Zadanie 12</text:span><text:span text:style-name="T210"><text:line-break/></text:span></text:p>
      <text:p text:style-name="P211">#include &lt;stdio.h&gt;</text:p>
      <text:p text:style-name="P212"><text:tab/>#include &lt;stdlib.h&gt;</text:p>
      <text:p text:style-name="P213"/>
      <text:p text:style-name="P214"><text:tab/>int main(int argc, char *argv[], char *envp[]){</text:p>
      <text:p text:style-name="P215"><text:tab/><text:tab/>int ii;</text:p>
      <text:p text:style-name="P216"><text:tab/><text:tab/>for(ii = 0; envp[ii] != (char*)0; ii++)<text:s/>{</text:p>
      <text:p text:style-name="P217"><text:tab/><text:tab/><text:tab/>printf("%s\n", envp[ii]);<text:tab/></text:p>
      <text:p text:style-name="P218"><text:tab/><text:tab/>}</text:p>
      <text:p text:style-name="P219"><text:tab/><text:tab/>return 0;</text:p>
      <text:p text:style-name="P220">}</text:p>
      <text:p text:style-name="P221"/>
      <text:p text:style-name="P222"><text:span text:style-name="T223">~$</text:span><text:span text:style-name="T224"><text:s/>vim zad12.c</text:span></text:p>
      <text:p text:style-name="P225">~$<text:s/>gcc zad12.c –o program12</text:p>
      <text:p text:style-name="P226">~$ ./program12</text:p>
      <text:p text:style-name="P227"/>
      <text:p text:style-name="P228">XDG_VTNR=7</text:p>
      <text:p text:style-name="P229">XDG_SESSION_ID=c2</text:p>
      <text:p text:style-name="P230">CLUTTER_IM_MODULE=xim</text:p>
      <text:p text:style-name="P231">XDG_GREETER_DATA_DIR=/var/lib/lightdm-data/krzysztof</text:p>
      <text:p text:style-name="P232">SESSION=ubuntu</text:p>
      <text:p text:style-name="P233">GPG_AGENT_INFO=/home/krzysztof/.gnupg/S.gpg-agent:0:1</text:p>
      <text:p text:style-name="P234">TERM=xterm-256color</text:p>
      <text:p text:style-name="P235">SHELL=/bin/bash</text:p>
      <text:p text:style-name="P236">XDG_MENU_PREFIX=gnome-</text:p>
      <text:p text:style-name="P237">VTE_VERSION=4205</text:p>
      <text:p text:style-name="P238">QT_LINUX_ACCESSIBILITY_ALWAYS_ON=1</text:p>
      <text:p text:style-name="P239">WINDOWID=48234506</text:p>
      <text:p text:style-name="P240">UPSTART_SESSION=unix:abstract=/com/ubuntu/upstart-session/1000/1700</text:p>
      <text:p text:style-name="P241">GNOME_KEYRING_CONTROL=</text:p>
      <text:p text:style-name="P242">GTK_MODULES=gail:atk-bridge:unity-gtk-module</text:p>
      <text:p text:style-name="P243">USER=krzysztof</text:p>
      <text:p text:style-name="P244">LS_COLORS=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Z=01;31:*.dz=01;31:*.gz=01;31:*.lrz=01;31:*.lz=01;31:*.lzo=01;31:*.xz=01;31:*.bz2=01;31:*.bz=01;31:*.tbz=01;31:*.tbz2=01;31:*.tz=01;31:*.deb=01;31:*.rpm=01;31:*.jar=01;31:*.war=01;31:*.ear=01;31:*.sar=01;31:*.rar=01;31:*.alz=01;31:*.ace=01;31:*.zoo=01;31:*.cpio=01;31:*.7z=01;31:*.rz=01;31:*.cab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</text:p>
      <text:p text:style-name="P245">QT_ACCESSIBILITY=1</text:p>
      <text:p text:style-name="P246">XDG_SESSION_PATH=/org/freedesktop/DisplayManager/Session0</text:p>
      <text:p text:style-name="P247">XDG_SEAT_PATH=/org/freedesktop/DisplayManager/Seat0</text:p>
      <text:p text:style-name="P248">SSH_AUTH_SOCK=/run/user/1000/keyring/ssh</text:p>
      <text:soft-page-break/>
      <text:p text:style-name="P249">SESSION_MANAGER=local/krzysztof-VirtualBox:@/tmp/.ICE-unix/2024,unix/krzysztof-VirtualBox:/tmp/.ICE-unix/2024</text:p>
      <text:p text:style-name="P250">DEFAULTS_PATH=/usr/share/gconf/ubuntu.default.path</text:p>
      <text:p text:style-name="P251">XDG_CONFIG_DIRS=/etc/xdg/xdg-ubuntu:/usr/share/upstart/xdg:/etc/xdg</text:p>
      <text:p text:style-name="P252">PATH=/usr/local/sbin:/usr/local/bin:/usr/sbin:/usr/bin:/sbin:/bin:/usr/games:/usr/local/games:/snap/bin</text:p>
      <text:p text:style-name="P253">DESKTOP_SESSION=ubuntu</text:p>
      <text:p text:style-name="P254">QT_IM_MODULE=ibus</text:p>
      <text:p text:style-name="P255">QT_QPA_PLATFORMTHEME=appmenu-qt5</text:p>
      <text:p text:style-name="P256">XDG_SESSION_TYPE=x11</text:p>
      <text:p text:style-name="P257">JOB=dbus</text:p>
      <text:p text:style-name="P258">PWD=/home/krzysztof/pw/lab1</text:p>
      <text:p text:style-name="P259">XMODIFIERS=@im=ibus</text:p>
      <text:p text:style-name="P260">GNOME_KEYRING_PID=</text:p>
      <text:p text:style-name="P261">LANG=pl_PL.UTF-8</text:p>
      <text:p text:style-name="P262">GDM_LANG=pl</text:p>
      <text:p text:style-name="P263">MANDATORY_PATH=/usr/share/gconf/ubuntu.mandatory.path</text:p>
      <text:p text:style-name="P264">IM_CONFIG_PHASE=1</text:p>
      <text:p text:style-name="P265">COMPIZ_CONFIG_PROFILE=ubuntu</text:p>
      <text:p text:style-name="P266">GDMSESSION=ubuntu</text:p>
      <text:p text:style-name="P267">SESSIONTYPE=gnome-session</text:p>
      <text:p text:style-name="P268">GTK2_MODULES=overlay-scrollbar</text:p>
      <text:p text:style-name="P269">XDG_SEAT=seat0</text:p>
      <text:p text:style-name="P270">HOME=/home/krzysztof</text:p>
      <text:p text:style-name="P271">SHLVL=1</text:p>
      <text:p text:style-name="P272">LANGUAGE=pl</text:p>
      <text:p text:style-name="P273">LIBGL_ALWAYS_SOFTWARE=1</text:p>
      <text:p text:style-name="P274">GNOME_DESKTOP_SESSION_ID=this-is-deprecated</text:p>
      <text:p text:style-name="P275">XDG_SESSION_DESKTOP=ubuntu</text:p>
      <text:p text:style-name="P276">LOGNAME=krzysztof</text:p>
      <text:p text:style-name="P277">QT4_IM_MODULE=xim</text:p>
      <text:p text:style-name="P278">XDG_DATA_DIRS=/usr/share/ubuntu:/usr/share/gnome:/usr/local/share/:/usr/share/:/var/lib/snapd/desktop</text:p>
      <text:p text:style-name="P279">DBUS_SESSION_BUS_ADDRESS=unix:abstract=/tmp/dbus-ymIRfrrPXs</text:p>
      <text:p text:style-name="P280">LESSOPEN=| /usr/bin/lesspipe %s</text:p>
      <text:p text:style-name="P281">INSTANCE=</text:p>
      <text:p text:style-name="P282">XDG_RUNTIME_DIR=/run/user/1000</text:p>
      <text:p text:style-name="P283">DISPLAY=:0</text:p>
      <text:p text:style-name="P284">XDG_CURRENT_DESKTOP=Unity</text:p>
      <text:p text:style-name="P285">GTK_IM_MODULE=ibus</text:p>
      <text:p text:style-name="P286">LESSCLOSE=/usr/bin/lesspipe %s %s</text:p>
      <text:p text:style-name="P287">XAUTHORITY=/home/krzysztof/.Xauthority</text:p>
      <text:p text:style-name="P288">OLDPWD=/home/krzysztof</text:p>
      <text:p text:style-name="P289">_=./program12</text:p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soft-page-break/>
      <text:p text:style-name="P302">Zadanie 13</text:p>
      <text:p text:style-name="P303">#include &lt;stdio.h&gt;</text:p>
      <text:p text:style-name="P304">#include &lt;stdlib.h&gt;</text:p>
      <text:p text:style-name="P305">#include &lt;sys/types.h&gt;</text:p>
      <text:p text:style-name="P306">#include &lt;unistd.h&gt;</text:p>
      <text:p text:style-name="P307"/>
      <text:p text:style-name="P308"/>
      <text:p text:style-name="P309"><text:tab/><text:s text:c="3"/>int main(){</text:p>
      <text:p text:style-name="P310"><text:tab/><text:tab/>printf("Pid: %d\n ", getpid());</text:p>
      <text:p text:style-name="P311"><text:tab/><text:tab/>printf("Pid rodzica: %d\n, getppid());</text:p>
      <text:p text:style-name="P312"><text:span text:style-name="T313"><text:tab/></text:span><text:span text:style-name="T314"><text:tab/></text:span><text:span text:style-name="T315">setpgrp()</text:span><text:span text:style-name="T316">;</text:span></text:p>
      <text:p text:style-name="P317"><text:span text:style-name="T318"><text:tab/></text:span><text:span text:style-name="T319"><text:tab/></text:span><text:span text:style-name="T320">printf("</text:span><text:span text:style-name="T321">Getpgrp wynik</text:span><text:span text:style-name="T322">: %d\n, getp</text:span><text:span text:style-name="T323">grp</text:span><text:span text:style-name="T324">());</text:span></text:p>
      <text:p text:style-name="P325"><text:tab/><text:tab/>return 0;</text:p>
      <text:p text:style-name="P326"><text:s text:c="4"/>}</text:p>
      <text:p text:style-name="P327"/>
      <text:p text:style-name="P328">~$ vim zad13.c</text:p>
      <text:p text:style-name="P329">~$ gcc zad13.c –o program13</text:p>
      <text:p text:style-name="P330">~$ ./program13</text:p>
      <text:p text:style-name="P331">Pid: 24132</text:p>
      <text:p text:style-name="P332">Pid rodzica: 23475</text:p>
      <text:p text:style-name="P333">Getpgrp wynik: 24132</text:p>
      <text:p text:style-name="P334"/>
      <text:p text:style-name="P335">Funkcja getpgrp() pobiera numer grupy procesów</text:p>
      <text:p text:style-name="P336">Funkcja setpgrp() zmienia numer grupy procesów</text:p>
      <text:p text:style-name="P337"/>
      <text:p text:style-name="P338"><text:s text:c="12"/></text:p>
      <text:p text:style-name="P339"/>
      <text:p text:style-name="P340"/>
      <text:p text:style-name="P341"/>
      <text:p text:style-name="P342"/>
      <text:p text:style-name="P343"/>
      <text:p text:style-name="P344"/>
      <text:p text:style-name="P345">Zadanie 14</text:p>
      <text:p text:style-name="P346">#include &lt;stdio.h&gt;</text:p>
      <text:p text:style-name="P347">#include &lt;stdlib.h&gt;</text:p>
      <text:p text:style-name="P348">#include &lt;sys/types.h&gt;</text:p>
      <text:p text:style-name="P349">#include &lt;unistd.h&gt;</text:p>
      <text:p text:style-name="P350"/>
      <text:p text:style-name="P351"/>
      <text:p text:style-name="P352"><text:tab/><text:s text:c="3"/>int main(){</text:p>
      <text:p text:style-name="P353"><text:tab/><text:tab/>printf("Id uzytkownika: %d\n ", getuid());</text:p>
      <text:p text:style-name="P354"><text:tab/><text:tab/>printf("Id grupy: %d\n ", getgid());</text:p>
      <text:p text:style-name="P355"><text:tab/><text:tab/>printf("Efektywny Id uzytkownika: %d\n ", geteuid());</text:p>
      <text:p text:style-name="P356"><text:tab/><text:tab/>printf("Efektywny Id grupy: %d\n ", getegid());</text:p>
      <text:p text:style-name="P357"/>
      <text:p text:style-name="P358"><text:tab/><text:tab/>return 0;</text:p>
      <text:p text:style-name="P359"><text:s text:c="4"/><text:tab/><text:s text:c="6"/>}</text:p>
      <text:p text:style-name="P360">~$ vim zad14.c</text:p>
      <text:p text:style-name="P361">~$ gcc zad14.c –o program14</text:p>
      <text:p text:style-name="P362">~$ ./program14</text:p>
      <text:p text:style-name="P363">Id uzytkownika:<text:s/>1000</text:p>
      <text:p text:style-name="P364">Id grupy:<text:s/>1000</text:p>
      <text:p text:style-name="P365">Efektywny Id uzytkownika:<text:s/>1000</text:p>
      <text:p text:style-name="P366"><text:span text:style-name="T367">Efektywny Id grupy</text:span><text:span text:style-name="T368">:</text:span><text:span text:style-name="T369"><text:s/>1000</text:span></text:p>
      <text:p text:style-name="P370"/>
      <text:p text:style-name="P371"/>
      <text:p text:style-name="P372">Wnioski</text:p>
      <text:p text:style-name="P373"><text:tab/>Dzięki wykonaniu laboratorium przypomniane zostały podstawowe komendy jak i<text:s/><text:tab/>zaznajomione zupełnie nowe konsoli linuxa i obsługi edytora vim.</text:p>
      <text:p text:style-name="P374">Kompilacja programów została przeprowadzona za pomocą kompilatora gcc z poziomu konsoli.</text:p>
      <text:p text:style-name="P375"><text:span text:style-name="T376">Zadanie 15 nie zostało dokończone z powodu braku czasu na odpowiednie sformatowanie wyświetlanych danych.</text:span><text:span text:style-name="T37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vg:panose-1="0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style:font-name-asian="Times New Roman" style:language-asian="pl" style:country-asian="PL"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rzysztof Adamczyk</meta:initial-creator>
    <dc:creator>Krzysztof Adamczyk</dc:creator>
    <meta:creation-date>2017-10-17T13:38:00Z</meta:creation-date>
    <dc:date>2017-10-17T13:38:00Z</dc:date>
    <meta:template xlink:href="Normal.dotm" xlink:type="simple"/>
    <meta:editing-cycles>2</meta:editing-cycles>
    <meta:editing-duration>PT0S</meta:editing-duration>
    <meta:document-statistic meta:page-count="9" meta:paragraph-count="19" meta:word-count="1381" meta:character-count="9652" meta:row-count="69" meta:non-whitespace-character-count="8290"/>
  </office:meta>
</office:document-meta>
</file>